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4d83" officeooo:paragraph-rsid="00034d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ess report</text:p>
      <text:p text:style-name="P1"/>
      <text:p text:style-name="P1">1 timeline</text:p>
      <text:p text:style-name="P1">2 bagan yang sudah diselesaikan</text:p>
      <text:p text:style-name="P1">3 snippet program</text:p>
      <text:p text:style-name="P1">4 snippet hasil 1 2 3</text:p>
      <text:p text:style-name="P1">5 apa yg jalan dan tidak jalan</text:p>
      <text:p text:style-name="P1">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6T16:03:48.392822777</meta:creation-date>
    <dc:date>2016-03-26T16:51:15.879932110</dc:date>
    <meta:editing-duration>PT32M17S</meta:editing-duration>
    <meta:editing-cycles>1</meta:editing-cycles>
    <meta:document-statistic meta:table-count="0" meta:image-count="0" meta:object-count="0" meta:page-count="1" meta:paragraph-count="7" meta:word-count="26" meta:character-count="125" meta:non-whitespace-character-count="106"/>
    <meta:generator>LibreOffice/5.0.5.2$Linux_X86_64 LibreOffice_project/00m0$Build-2</meta:generator>
  </office:meta>
</office:document-meta>
</file>